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In the beginning</text:span><text:span text:style-name="T2">—if such a word still applies—existence poured outward.</text:span></text:p>
      <text:p text:style-name="P1"><text:span text:style-name="T2"/></text:p>
      <text:p text:style-name="P1"><text:span text:style-name="T2">At the center of everything stood the Pillars of Creation, vast beyond form or name, older than gods and younger than nothing. They did not speak. They did not think. They simply were, and from them all things flowed. Time burst forth like a flood, wild and violent near the source, then thinning, slowing, thickening as it spread. Matter cooled. Magic settled. Causality learned to behave. Worlds formed, bloomed, died, and were forgotten long before memory learned how to remember.</text:span></text:p>
      <text:p text:style-name="P1"><text:span text:style-name="T2"/></text:p>
      <text:p text:style-name="P1"><text:span text:style-name="T2">And still existence leaked outward, ever farther from the Pillars, toward the slow, quiet edges where even change grew tired.</text:span></text:p>
      <text:p text:style-name="P1"><text:span text:style-name="T2"/></text:p>
      <text:p text:style-name="P1"><text:span text:style-name="T2">There, at the rim of everything that still counted as something, reality swelled into a final membrane—a great bubble holding what had drifted too far to return and not far enough to vanish. Beyond it lay Oblivion, not darkness or chaos, but the absence of even the idea of being. Nothing fell into it so much as slipped away, unnoticed, when belief finally let go.</text:span></text:p>
      <text:p text:style-name="P1"><text:span text:style-name="T2"/></text:p>
      <text:p text:style-name="P1"><text:span text:style-name="T2">Within that outer bubble lay a thin, scattered expanse of stars. A few struggling solar systems clung together. Fragments of galaxies trailed off like torn banners. Light still traveled, but it did so reluctantly, as though uncertain it would be received.</text:span></text:p>
      <text:p text:style-name="P1"><text:span text:style-name="T2"/></text:p>
      <text:p text:style-name="P1"><text:span text:style-name="T2">Near the heart of that expanse—if such a place could still be called a heart—circled a small, stubborn world.</text:span></text:p>
      <text:p text:style-name="P1"><text:span text:style-name="T2"/></text:p>
      <text:p text:style-name="P1"><text:span text:style-name="T2">Tasern.</text:span></text:p>
      <text:p text:style-name="P1"><text:span text:style-name="T2"/></text:p>
      <text:p text:style-name="P1"><text:span text:style-name="T2">It was not large. It was not central. It was simply still there.</text:span></text:p>
      <text:p text:style-name="P1"><text:span text:style-name="T2"/></text:p>
      <text:p text:style-name="P1"><text:span text:style-name="T2">Tasern orbited two suns that should not have existed, bound so tightly together that their light tangled in the sky. One was not a sun at all, but a wound—a vast tear in reality where endless fire roared without fuel or end. It burned not merely with heat, but with unmaking, consuming matter, magic, and meaning alike. Things thrown into it were not destroyed so much as finished.</text:span></text:p>
      <text:p text:style-name="P1"><text:span text:style-name="T2"/></text:p>
      <text:p text:style-name="P1"><text:span text:style-name="T2">The other was a contradiction: a sun shaped by hands. A castle of light hung in space, radiant and deliberate, its walls forged of belief made solid. Within it dwelled the local gods—beings born not from eternity, but from devotion. They ruled what they could, feared what they could not, and watched the Tear with the unease of rulers who knew their reign depended on being remembered.</text:span></text:p>
      <text:p text:style-name="P1"><text:span text:style-name="T2"/></text:p>
      <text:p text:style-name="P1"><text:span text:style-name="T2">The two suns circled each other endlessly—fire and order locked in mutual orbit—casting their joined light upon Tasern below.</text:span></text:p>
      <text:p text:style-name="P1"><text:span text:style-name="T2"/></text:p>
      <text:p text:style-name="P1"><text:span text:style-name="T2">And Tasern endured.</text:span></text:p>
      <text:p text:style-name="P1"><text:span text:style-name="T2"/></text:p>
      <text:p text:style-name="P1"><text:span text:style-name="T2">Time moved slowly here. History lingered. Myths refused to fade. This was the last place where belief still had weight, where ideas did not immediately dissolve into irrelevance. Because of that, things fell here.</text:span></text:p>
      <text:p text:style-name="P1"><text:span text:style-name="T2"/></text:p>
      <text:p text:style-name="P1"><text:span text:style-name="T2">When worlds collapsed elsewhere, fragments arrived. When gods died, echoes drifted in. When spells tore holes instead of doors, their casualties slid outward until they struck the slow gravity of Tasern. Souls, monsters, refugees, and accidents gathered, caught like debris in a cosmic drain clogged by stubborn existence.</text:span></text:p>
      <text:p text:style-name="P1"><text:span text:style-name="T2"/></text:p>
      <text:p text:style-name="P1"><text:span text:style-name="T2">Easy to enter. Almost impossible to leave.</text:span></text:p>
      <text:p text:style-name="P1"><text:span text:style-name="T2"/></text:p>
      <text:p text:style-name="P1"><text:span text:style-name="T2">Tasern became a world of elves who remembered forests older than their own stars. Of dragons whose ancestors once ruled skies that no longer existed. Of humans who carried stories from planes no one believed in anymore. Here, belief itself was magic. What enough minds held to be true became true. Gods rose from whispered prayers. Nations cracked when rumors grew louder than laws. Fear fed monsters. Hope fed miracles. And the land bore the scars of both.</text:span></text:p>
      <text:p text:style-name="P1"><text:span text:style-name="T2"/></text:p>
      <text:p text:style-name="P1"><text:span text:style-name="T2">Above Tasern hung three moons, each colored and cursed in its own way.</text:span></text:p>
      <text:p text:style-name="P1"><text:span text:style-name="T2"/></text:p>
      <text:p text:style-name="P1"><text:span text:style-name="T2">The White Moon glimmered like a shard of bone in the night sky. It was a frozen wasteland where nothing endured except hunger. Ice dragons ruled there, vast and ancient, devouring everything they encountered—prey, rivals, even one another. No cities stood upon its surface. No prayers lingered. Belief froze and shattered there, leaving only consumption. It was said that if gods had ever existed on the White Moon, they had been eaten long ago.</text:span></text:p>
      <text:p text:style-name="P1"><text:span text:style-name="T2"/></text:p>
      <text:p text:style-name="P1"><text:span text:style-name="T2">The Green Moon loomed heavy and lush, wrapped in endless forests so dense they swallowed light. Life there grew without restraint or mercy. Plants hunted. Animals adapted faster than thought. The jungle learned, remembered, and punished intrusion. Those who believed the forest watched them were correct—it did. Those who believed it hated them taught it how. The Green Moon was creation run wild, life fed by belief but stripped of meaning.</text:span></text:p>
      <text:p text:style-name="P1"><text:span text:style-name="T2"/></text:p>
      <text:p text:style-name="P1"><text:span text:style-name="T2">The Blue Moon shimmered like polished glass, an endless ocean with little land and no patience for stillness. Pirates ruled its shifting territories, sailing seas that sometimes rose into sky. Creatures there swam as easily as they flew, as though the difference between water and air were merely a suggestion. Freedom reigned, but so did lawlessness. Boundaries dissolved quickly on the Blue Moon, and those who lingered too long often forgot where the sea ended and the heavens began.</text:span></text:p>
      <text:p text:style-name="P1"><text:span text:style-name="T2"/></text:p>
      <text:p text:style-name="P1"><text:span text:style-name="T2">Between these worlds stretched open space—quiet, calm, and uncaring. It held no storms, no monsters, no malice. It simply lacked air. And sometimes, through magic or madness or accident, things crossed it anyway. Ships drifted. Creatures swam the void. Ruins passed silently between stars. The bubble did not forbid travel; it merely offered no help.</text:span></text:p>
      <text:p text:style-name="P1"><text:span text:style-name="T2"/></text:p>
      <text:p text:style-name="P1"><text:span text:style-name="T2">So Tasern waited beneath its twin suns, watched by its moons, shaped by belief, burdened by the debris of dying realities. It was not the end of existence—but it was close enough to hear Oblivion breathing.</text:span></text:p>
      <text:p text:style-name="P1"><text:span text:style-name="T2"/></text:p>
      <text:p text:style-name="P1"><text:span text:style-name="T2">And still, stories were told there.</text:span></text:p>
      <text:p text:style-name="P1"><text:span text:style-name="T2"/></text:p>
      <text:p text:style-name="P1"><text:span text:style-name="T2">Because as long as something was believed—truly, desperately believed—it could not quite disappear.</text:span></text:p>
      <text:p text:style-name="P1"><text:span text:style-name="T2"/></text:p>
      <text:p text:style-name="P1"><text:span text:style-name="T2">Not yet.</text:span></text:p>
      <text:p text:style-name="P1"><text:span text:style-name="T2"/></text:p>
      <text:p text:style-name="P1"><text:span text:style-name="T2">From the sky, Tasern looked fractured—continents scattered like thoughts half-finished—but on the ground it felt deliberate, as though the world had arranged itself to keep people apart just long enough for their beliefs to grow sharp.</text:span></text:p>
      <text:p text:style-name="P1"><text:span text:style-name="T2"/></text:p>
      <text:p text:style-name="P1"><text:span text:style-name="T2">Oceans ruled most of the planet. Vast, patient waters stretched between lands, not hostile, not kind, simply there. Ships crossed them for months without sight of shore, guided by stars that sometimes shifted when sailors argued too fiercely about where they were going. Storms moved slowly here. They gathered, circled, lingered, and only departed once they felt acknowledged. Many captains spoke to them as equals. Some storms listened.</text:span></text:p>
      <text:p text:style-name="P1"><text:span text:style-name="T2"/></text:p>
      <text:p text:style-name="P1"><text:span text:style-name="T2">At the heart of the world lay Tern, the largest continent and the one most travelers believed to be the world entire—until it proved otherwise.</text:span></text:p>
      <text:p text:style-name="P1"><text:span text:style-name="T2"/></text:p>
      <text:p text:style-name="P1"><text:span text:style-name="T2">Tern rose from the sea in a long, uneven mass of plains, forests, mountains, and scars. No single people had ever held it all, though many had tried. Roads crossed borders that no longer existed. Ruins stood beside cities that pretended they had always been there.</text:span></text:p>
      <text:p text:style-name="P1"><text:span text:style-name="T2"/></text:p>
      <text:p text:style-name="P1"><text:span text:style-name="T2">In the west stretched the West Wood, an ancient forest whose trees grew wide rather than tall, their roots knotted together beneath the soil like clasped hands. Light filtered through its canopy reluctantly. Travelers often felt watched, not by eyes, but by memory. Paths here changed when spoken about too confidently, and those who entered with grand plans sometimes found themselves walking in circles until they learned humility—or forgot why they had come.</text:span></text:p>
      <text:p text:style-name="P1"><text:span text:style-name="T2"/></text:p>
      <text:p text:style-name="P1"><text:span text:style-name="T2">North of the forest rose the cold lands of Skrim, where stone cities clung to plateaus and high plains like stubborn thoughts that refused to be worn down. Life there was harsh but deliberate. People believed endurance was a virtue that shaped the soul, and so the land shaped them in return. Winters lingered. Crops grew lean. Children learned early that survival was a form of prayer.</text:span></text:p>
      <text:p text:style-name="P1"><text:span text:style-name="T2"/></text:p>
      <text:p text:style-name="P1"><text:span text:style-name="T2">To the east, mountains folded upward into Argenti, pale with silver veins and sheer cliffs carved into cities stacked one atop another. Bells rang constantly there—not for worship, but for study. Argenti believed that belief itself could be understood, measured, and refined, and so scholars tested faith the way alchemists tested metals. Sometimes the mountains answered back. Sometimes they collapsed.</text:span></text:p>
      <text:p text:style-name="P1"><text:span text:style-name="T2"/></text:p>
      <text:p text:style-name="P1"><text:span text:style-name="T2">Southward lay Manlan, where heat softened stone and certainty alike. The coastline was broken, dotted with ports that welcomed strangers and watched them carefully. People went south to disappear, to reinvent themselves, or to chase rumors that the edge of the world was closer there. Many never returned. Enough did to keep the stories alive.</text:span></text:p>
      <text:p text:style-name="P1"><text:span text:style-name="T2"/></text:p>
      <text:p text:style-name="P1"><text:span text:style-name="T2">Between these regions lay Elpha, broad and fertile, its rivers winding like patient arguments through fields of grain. Here, belief was practical. Gods of harvest and boundary stones flourished. Contracts mattered. Borders were defended not by walls alone, but by shared agreement that they existed. When that agreement faltered, armies followed.</text:span></text:p>
      <text:p text:style-name="P1"><text:span text:style-name="T2"/></text:p>
      <text:p text:style-name="P1"><text:span text:style-name="T2">And threaded through the land like an old wound was Orklin—badlands of black stone, volcanic scars, and ash-choked valleys. Orc clans ruled here, bound by oaths older than most written history. Strength was respected, but memory was feared. Every insult was remembered. Every favor recorded. Outsiders saw chaos. The clans saw balance.</text:span></text:p>
      <text:p text:style-name="P1"><text:span text:style-name="T2"/></text:p>
      <text:p text:style-name="P1"><text:span text:style-name="T2">North of Tern, the sea shattered into the Isles of a Thousand Kingdoms, an archipelago so dense with islands that no map survived a single generation. Each island believed itself unique, and so it was. Kings ruled by divine right until their gods were forgotten. Councils governed until consensus fractured. Some islands worshipped ideas. Others worshipped silence. The sea between them was crowded with ships, spies, and prophets fleeing yesterday’s truths.</text:span></text:p>
      <text:p text:style-name="P1"><text:span text:style-name="T2"/></text:p>
      <text:p text:style-name="P1"><text:span text:style-name="T2">Westward lay Greyhills, a land of rolling highlands and deep inland waters, where the earth rose and fell like slow breathing. Ruins dotted the hills—stonework too old to match any living culture. At its center stood Redspire, a peak stained crimson by something no scholar agreed upon. Some claimed it bled. Others said it remembered a fire that never went out. Few climbed it. Fewer returned unchanged.</text:span></text:p>
      <text:p text:style-name="P1"><text:span text:style-name="T2"/></text:p>
      <text:p text:style-name="P1"><text:span text:style-name="T2">Far to the north, ice locked the continent of Lanice in long, grinding seasons. Mountains encircled its heart, isolating peoples who learned to survive without expecting help. Trade cities clung to thawing coasts, hard-eyed and harder-hearted. Many believed Lanice had once been closer to the White Moon, and that some part of it still was. The cold there felt personal.</text:span></text:p>
      <text:p text:style-name="P1"><text:span text:style-name="T2"/></text:p>
      <text:p text:style-name="P1"><text:span text:style-name="T2">Beyond even that stretched the White Wastes, a continent of permanent ice where expeditions vanished into silence. Those who returned spoke less each time, as though words themselves froze on the way back.</text:span></text:p>
      <text:p text:style-name="P1"><text:span text:style-name="T2"/></text:p>
      <text:p text:style-name="P1"><text:span text:style-name="T2">South of Tern, scattered islands formed Londa, small in land but immense in influence. Neutral ports thrived there, along with markets that sold information the way others sold grain. Assassins drank beside diplomats. Everyone listened. Londa survived by knowing who believed what—and when that belief was about to change.</text:span></text:p>
      <text:p text:style-name="P1"><text:span text:style-name="T2"/></text:p>
      <text:p text:style-name="P1"><text:span text:style-name="T2">Farther still, heat and dust ruled Cubek, a vast continent of salt flats, sinkholes, and shallow seas that came and went like mirages. Nomads crossed it guided by stars and expectation. Cities appeared where enough people believed they would. Some stayed after belief faded. Others collapsed overnight. Cubek was considered cursed by outsiders. Its people said the land merely refused to lie.</text:span></text:p>
      <text:p text:style-name="P1"><text:span text:style-name="T2"/></text:p>
      <text:p text:style-name="P1"><text:span text:style-name="T2">And in the southeast, green swallowed stone in Stralia, where jungles climbed mountains and buildings were grown rather than built. Beasts lived alongside people, not as pets, but as partners shaped by shared survival. The Green Moon loomed large in their myths, and sometimes, when the jungle listened closely enough, the moon seemed to answer.</text:span></text:p>
      <text:p text:style-name="P1"><text:span text:style-name="T2"/></text:p>
      <text:p text:style-name="P1"><text:span text:style-name="T2">Above all of it, the twin suns burned—the Tear roaring silently, the Castle of Light shining with borrowed certainty—and the three moons watched in their turn.</text:span></text:p>
      <text:p text:style-name="P1"><text:span text:style-name="T2"/></text:p>
      <text:p text:style-name="P1"><text:span text:style-name="T2">Tasern did not ask to be understood.</text:span></text:p>
      <text:p text:style-name="P1"><text:span text:style-name="T2">The Elves of Elpha</text:span></text:p>
      <text:p text:style-name="P1"><text:span text:style-name="T2"/></text:p>
      <text:p text:style-name="P1"><text:span text:style-name="T2">The elves of Elpha did not hurry, and because of that, their lands endured.</text:span></text:p>
      <text:p text:style-name="P1"><text:span text:style-name="T2"/></text:p>
      <text:p text:style-name="P1"><text:span text:style-name="T2">An elf might live a thousand years, and most planned as though they expected to see every one of them. Forest borders were decided centuries before the first tree was cut. Roads were laid where future rivers were predicted to wander. Wars were entered only after generations of debate, and once begun, were prosecuted with a patience that broke shorter-lived enemies long before blades did.</text:span></text:p>
      <text:p text:style-name="P1"><text:span text:style-name="T2"/></text:p>
      <text:p text:style-name="P1"><text:span text:style-name="T2">Elpha thrived not through conquest, but through continuity. Cities grew outward in slow rings rather than upward, each generation building only what the next would need. Art was never rushed. Wine was not bottled until it had forgotten the hands that made it. Magic was treated as craft, not miracle—refined, layered, perfected across centuries of careful revision.</text:span></text:p>
      <text:p text:style-name="P1"><text:span text:style-name="T2"/></text:p>
      <text:p text:style-name="P1"><text:span text:style-name="T2">From Elpha came the finest enchanted works in the world: blades that remembered every battle they survived, rings that aged alongside their wearers, tools that grew more precise with use. These treasures flowed south to the rising Durgan Dynasty of Manlan, paid for in gold, loyalty, and distance from conflict.</text:span></text:p>
      <text:p text:style-name="P1"><text:span text:style-name="T2"/></text:p>
      <text:p text:style-name="P1"><text:span text:style-name="T2">That distance mattered. The elves distrusted dragons, whose ancient power burned too quickly, and they had never forgiven the orks of Orklin, whose memory for grievance rivaled their own. Between them lay a war older than most human kingdoms—fought slowly, deliberately, and without any expectation of forgiveness.</text:span></text:p>
      <text:p text:style-name="P1"><text:span text:style-name="T2">The Dwarves of Argenti</text:span></text:p>
      <text:p text:style-name="P1"><text:span text:style-name="T2"/></text:p>
      <text:p text:style-name="P1"><text:span text:style-name="T2">The dwarves of Argenti did not gather in crowds, and they did not explain themselves.</text:span></text:p>
      <text:p text:style-name="P1"><text:span text:style-name="T2"/></text:p>
      <text:p text:style-name="P1"><text:span text:style-name="T2">They lived alone or in small, deliberate households carved deep into the pale mountains, separated by leagues of stone and centuries of silence. A dwarf might pass decades without speaking to another soul and consider it a productive season. Time did not press them. Like the elves, they often lived a thousand years—but where elves planned, dwarves endured.</text:span></text:p>
      <text:p text:style-name="P1"><text:span text:style-name="T2"/></text:p>
      <text:p text:style-name="P1"><text:span text:style-name="T2">Argenti’s peaks were laced with silver and ancient rock, and the dwarves shaped both with patient hands. They believed that anything worth making should outlast its maker, and so they worked slowly, obsessively, crafting weapons, armor, and structures meant to survive ten thousand years of war, weather, and neglect. A dwarven blade was not finished when it was sharp, but when it no longer remembered being forged.</text:span></text:p>
      <text:p text:style-name="P1"><text:span text:style-name="T2"/></text:p>
      <text:p text:style-name="P1"><text:span text:style-name="T2">Their exports were few but unmatched: siege engines that never warped, walls that refused to crumble, armor that aged better than its wearer. Experts, too, were traded—engineers and masons hired for a century at a time.</text:span></text:p>
      <text:p text:style-name="P1"><text:span text:style-name="T2"/></text:p>
      <text:p text:style-name="P1"><text:span text:style-name="T2">They traded primarily with the rising Durgan Dynasty of Manlan and the distant lands of Igypt, asking little in return beyond resources, privacy, and silence.</text:span></text:p>
      <text:p text:style-name="P1"><text:span text:style-name="T2"/></text:p>
      <text:p text:style-name="P1"><text:span text:style-name="T2">The dwarves did not seek glory.</text:span></text:p>
      <text:p text:style-name="P1"><text:span text:style-name="T2">They sought permanence.</text:span></text:p>
      <text:p text:style-name="P1"><text:span text:style-name="T2"/></text:p>
      <text:p text:style-name="P1"><text:span text:style-name="T2">And in a world close to ending, that was power enough.</text:span></text:p>
      <text:p text:style-name="P1"><text:span text:style-name="T2">The Humans of the Durgan Dynasty</text:span></text:p>
      <text:p text:style-name="P1"><text:span text:style-name="T2"/></text:p>
      <text:p text:style-name="P1"><text:span text:style-name="T2">The Durgan Dynasty did not rise through conquest, but through connection.</text:span></text:p>
      <text:p text:style-name="P1"><text:span text:style-name="T2"/></text:p>
      <text:p text:style-name="P1"><text:span text:style-name="T2">For five hundred years, an unbroken imperial line had ruled from Manlan, binding city to city not with walls, but with roads, ports, and promises. Humans, brief-lived by elven and dwarven measure, compensated with speed and adaptability. Where others planned for centuries, Durgan planned for generations—and acted immediately.</text:span></text:p>
      <text:p text:style-name="P1"><text:span text:style-name="T2"/></text:p>
      <text:p text:style-name="P1"><text:span text:style-name="T2">Trade was their blood. Alliances their armor. The Dynasty spoke every language, honored every god that proved profitable, and learned quickly which beliefs bent reality and which shattered it. Markets sprawled through their cities like living things, lawful trade flowing beside black markets so seamlessly that few could say where one ended and the other began.</text:span></text:p>
      <text:p text:style-name="P1"><text:span text:style-name="T2"/></text:p>
      <text:p text:style-name="P1"><text:span text:style-name="T2">At the heart of the Dynasty stood its vast metropolis, a city grown upward as much as outward. Floating villas drifted above marble avenues, tethered by magic and wealth. Flying ships crowded the sky, carrying diplomats, smugglers, and scholars in equal measure. Power here was visible, loud, and unapologetic.</text:span></text:p>
      <text:p text:style-name="P1"><text:span text:style-name="T2"/></text:p>
      <text:p text:style-name="P1"><text:span text:style-name="T2">Humans were free in Durgan lands—free to worship, free to bargain, free to betray themselves for profit or principle. It was this restless freedom that earned them something rare: respect.</text:span></text:p>
      <text:p text:style-name="P1"><text:span text:style-name="T2"/></text:p>
      <text:p text:style-name="P1"><text:span text:style-name="T2">For the first time, elven councils and dwarven halls spoke of a human nation not as a curiosity—but as a force that would last.</text:span></text:p>
      <text:p text:style-name="P1"><text:span text:style-name="T2">The Pirates of the Thousand Kingdoms</text:span></text:p>
      <text:p text:style-name="P1"><text:span text:style-name="T2"/></text:p>
      <text:p text:style-name="P1"><text:span text:style-name="T2">The pirates were never one people, and that was their strength.</text:span></text:p>
      <text:p text:style-name="P1"><text:span text:style-name="T2"/></text:p>
      <text:p text:style-name="P1"><text:span text:style-name="T2">They sailed everything from patched sailboats held together by tar and prayer to vast, off-world vessels humming with technologies no one on Tasern fully understood. Some crews were born to the sea. Others fell into it—exiles, refugees, failed gods’ servants, and travelers who had missed their way home and found something better.</text:span></text:p>
      <text:p text:style-name="P1"><text:span text:style-name="T2"/></text:p>
      <text:p text:style-name="P1"><text:span text:style-name="T2">They did not rule the Isles of a Thousand Kingdoms, but they shaped them. Every island learned to bargain, hide, or burn because pirates existed. Trade routes bent around their habits. Kings rose by hiring them and fell by underestimating them. Where empires demanded loyalty, pirates offered opportunity.</text:span></text:p>
      <text:p text:style-name="P1"><text:span text:style-name="T2"/></text:p>
      <text:p text:style-name="P1"><text:span text:style-name="T2">Some traded stolen goods. Others smuggled belief itself—ideas, forbidden myths, outlawed prayers carried from shore to shore until they took root somewhere new. A few crews dealt in stranger cargo still: relics from dead worlds, weapons forged beyond the bubble of existence, maps that led nowhere twice.</text:span></text:p>
      <text:p text:style-name="P1"><text:span text:style-name="T2"/></text:p>
      <text:p text:style-name="P1"><text:span text:style-name="T2">No banner united them. No code bound them. Alliances formed and shattered with the tides. What they shared was motion—an unwillingness to remain where the world tried to trap them.</text:span></text:p>
      <text:p text:style-name="P1"><text:span text:style-name="T2"/></text:p>
      <text:p text:style-name="P1"><text:span text:style-name="T2">Without pirates, the Isles would collapse into silence or order.</text:span></text:p>
      <text:p text:style-name="P1"><text:span text:style-name="T2"/></text:p>
      <text:p text:style-name="P1"><text:span text:style-name="T2">Instead, they remained dangerous, loud, and alive—exactly as the pirates intended.</text:span></text:p>
      <text:p text:style-name="P1"><text:span text:style-name="T2">Igypt, City of Fear and Vigil</text:span></text:p>
      <text:p text:style-name="P1"><text:span text:style-name="T2"/></text:p>
      <text:p text:style-name="P1"><text:span text:style-name="T2">Igypt rose where fear learned discipline.</text:span></text:p>
      <text:p text:style-name="P1"><text:span text:style-name="T2"/></text:p>
      <text:p text:style-name="P1"><text:span text:style-name="T2">For weeks in every direction, the desert stretches empty and unbroken, a deliberate isolation enforced by heat, sand, and belief. Travelers arrive exhausted, watched, and already afraid—and that is how the city prefers them. In Igypt, fear is not weakness. It is sacred. It sharpens the mind, humbles the arrogant, and reminds mortals that eternity is not guaranteed.</text:span></text:p>
      <text:p text:style-name="P1"><text:span text:style-name="T2"/></text:p>
      <text:p text:style-name="P1"><text:span text:style-name="T2">The city is vast, ancient, and layered upon itself like a warning repeated until it becomes truth. Towers of stone and gold rise above necropolises older than most nations. Beneath them walk the undead.</text:span></text:p>
      <text:p text:style-name="P1"><text:span text:style-name="T2"/></text:p>
      <text:p text:style-name="P1"><text:span text:style-name="T2">Some are honored. These are the Vigilant Dead—leaders, generals, scholars, and guardians who willingly surrendered their promised heavens to remain. Through ritual and sacrifice, they bound themselves to service, protecting families, bloodlines, and ideals across generations. They do not rot. They do not hunger. They endure.</text:span></text:p>
      <text:p text:style-name="P1"><text:span text:style-name="T2"/></text:p>
      <text:p text:style-name="P1"><text:span text:style-name="T2">Others are hunted.</text:span></text:p>
      <text:p text:style-name="P1"><text:span text:style-name="T2"/></text:p>
      <text:p text:style-name="P1"><text:span text:style-name="T2">The deserts beyond Igypt crawl with twisted undead—things that fled judgment, refusing eternal damnation only to prolong their cruelty. These abominations are tracked relentlessly. Entire orders exist solely to destroy them, armed with fear-honed faith and weapons blessed to end what should not continue.</text:span></text:p>
      <text:p text:style-name="P1"><text:span text:style-name="T2">The Dragons of Tasern</text:span></text:p>
      <text:p text:style-name="P1"><text:span text:style-name="T2"/></text:p>
      <text:p text:style-name="P1"><text:span text:style-name="T2">The dragons of Tasern were never united, and they had never needed to be.</text:span></text:p>
      <text:p text:style-name="P1"><text:span text:style-name="T2"/></text:p>
      <text:p text:style-name="P1"><text:span text:style-name="T2">They were divided by color, by clan, by ancient grudges remembered longer than most civilizations had existed. Each dragon that reached adulthood carried the strength of a nation in its bones. Their presence bent trade routes, altered weather, and reshaped borders without a single command being spoken. Some aged beyond adulthood into something rarer and far more dangerous—ancient beings whose power only deepened with time.</text:span></text:p>
      <text:p text:style-name="P1"><text:span text:style-name="T2"/></text:p>
      <text:p text:style-name="P1"><text:span text:style-name="T2">Dragons possessed no natural end. They did not wither. They did not fade. As long as they could find enough food—livestock, monsters, tribute, or worse—they could live forever. Hunger, not age, was the only thing that ever truly threatened them.</text:span></text:p>
      <text:p text:style-name="P1"><text:span text:style-name="T2"/></text:p>
      <text:p text:style-name="P1"><text:span text:style-name="T2">When dragons ruled, they rarely governed.</text:span></text:p>
      <text:p text:style-name="P1"><text:span text:style-name="T2"/></text:p>
      <text:p text:style-name="P1"><text:span text:style-name="T2">Most dragon-held realms were administered by mortals—kings, councils, and stewards who handled laws and disputes while the dragon slept, watched, or wandered. In return, tribute was paid with careful regularity: wealth, sacrifices, knowledge, or silence. So long as payment arrived, the dragon remained distant. When it did not, the reminder was unmistakable.</text:span></text:p>
      <text:p text:style-name="P1"><text:span text:style-name="T2"/></text:p>
      <text:p text:style-name="P1"><text:span text:style-name="T2">Some dragons protected their domains fiercely. Others merely tolerated them. A few delighted in ruling openly.</text:span></text:p>
      <text:p text:style-name="P1"><text:span text:style-name="T2"/></text:p>
      <text:p text:style-name="P1"><text:span text:style-name="T2">All were remembered.</text:span></text:p>
      <text:p text:style-name="P1"><text:span text:style-name="T2"/></text:p>
      <text:p text:style-name="P1"><text:span text:style-name="T2">Because in Tasern, nations rose and fell.</text:span></text:p>
      <text:p text:style-name="P1"><text:span text:style-name="T2"/></text:p>
      <text:p text:style-name="P1"><text:span text:style-name="T2">But dragons endured.</text:span></text:p>
      <text:p text:style-name="P1"><text:span text:style-name="T2">The Druids of the Living Cycle</text:span></text:p>
      <text:p text:style-name="P1"><text:span text:style-name="T2"/></text:p>
      <text:p text:style-name="P1"><text:span text:style-name="T2">The druids did not announce themselves, and that was by design.</text:span></text:p>
      <text:p text:style-name="P1"><text:span text:style-name="T2"/></text:p>
      <text:p text:style-name="P1"><text:span text:style-name="T2">They lived scattered across Tasern—in forests, swamps, deserts, coasts, and high stone places—always in quiet alignment with the land they guarded. No single circle ruled them. No doctrine bound them. What united the druids was balance, not mercy.</text:span></text:p>
      <text:p text:style-name="P1"><text:span text:style-name="T2"/></text:p>
      <text:p text:style-name="P1"><text:span text:style-name="T2">They listened to the world as it was, not as people wished it to be.</text:span></text:p>
      <text:p text:style-name="P1"><text:span text:style-name="T2"/></text:p>
      <text:p text:style-name="P1"><text:span text:style-name="T2">Some druids nurtured growth. They guided forests away from villages, coaxed rivers into patience, and taught farmers when to plant and when to leave the soil alone. Crops flourished where they walked quietly. Beasts learned restraint. Civilization advanced, slowly and cautiously, under their watch.</text:span></text:p>
      <text:p text:style-name="P1"><text:span text:style-name="T2"/></text:p>
      <text:p text:style-name="P1"><text:span text:style-name="T2">Others brought rot.</text:span></text:p>
      <text:p text:style-name="P1"><text:span text:style-name="T2"/></text:p>
      <text:p text:style-name="P1"><text:span text:style-name="T2">When lands grew bloated with people, when cities ignored famine’s warnings, when belief twisted nature into excess, druids answered with plague, blight, and hunger. Crops failed. Herds thinned. Rivers turned bitter. These druids were hated, feared, and hunted—yet they never fled, because they believed the world required their work.</text:span></text:p>
      <text:p text:style-name="P1"><text:span text:style-name="T2"/></text:p>
      <text:p text:style-name="P1"><text:span text:style-name="T2">Druids did not see themselves as heroes or villains.</text:span></text:p>
      <text:p text:style-name="P1"><text:span text:style-name="T2"/></text:p>
      <text:p text:style-name="P1"><text:span text:style-name="T2">They were stewards of the cycle: growth, decay, death, and renewal. In a world near the edge of existence, they ensured nothing lingered too long.</text:span></text:p>
      <text:p text:style-name="P1"><text:span text:style-name="T2">The Orks of Orklin</text:span></text:p>
      <text:p text:style-name="P1"><text:span text:style-name="T2"/></text:p>
      <text:p text:style-name="P1"><text:span text:style-name="T2">The orks no longer waited for war.</text:span></text:p>
      <text:p text:style-name="P1"><text:span text:style-name="T2"/></text:p>
      <text:p text:style-name="P1"><text:span text:style-name="T2">In Orklin, fire and iron had replaced patience. Smoke rose from valleys that once knew only ash and stone, and the clang of industry echoed where clan-horns once sounded. The orks had begun an industrial revolution, not for comfort or progress, but for a single purpose: conquest.</text:span></text:p>
      <text:p text:style-name="P1"><text:span text:style-name="T2"/></text:p>
      <text:p text:style-name="P1"><text:span text:style-name="T2">They built monsters now.</text:span></text:p>
      <text:p text:style-name="P1"><text:span text:style-name="T2"/></text:p>
      <text:p text:style-name="P1"><text:span text:style-name="T2">Engines of steel and steam lumbered across battlefields, shaped like beasts but stripped of instinct, driven only to kill. Iron hides replaced flesh. Cannons roared where war-cries once did. These creations did not tire, did not fear, and did not question orders. War, perfected.</text:span></text:p>
      <text:p text:style-name="P1"><text:span text:style-name="T2"/></text:p>
      <text:p text:style-name="P1"><text:span text:style-name="T2">Steel steamships cut through seas once ruled by wind and sail, spreading Orklin trade and threat faster than any army before them. Foreign ports watched black-hulled vessels arrive with unease, unsure whether they carried merchants, weapons, or both. </text:span></text:p>
      <text:p text:style-name="P1"><text:span text:style-name="T2"/></text:p>
      <text:p text:style-name="P1"><text:span text:style-name="T2">Strength remained sacred among the orks—but strength had evolved. No longer measured only by muscle and blade, it was now forged in foundries and fed by coal. Victories mattered more than honor. Survival more than tradition.</text:span></text:p>
      <text:p text:style-name="P1"><text:span text:style-name="T2"/></text:p>
      <text:p text:style-name="P1"><text:span text:style-name="T2">The elves watched with dread.</text:span></text:p>
      <text:p text:style-name="P1"><text:span text:style-name="T2">The world took notice.</text:span></text:p>
      <text:p text:style-name="P1"><text:span text:style-name="T2"/></text:p>
      <text:p text:style-name="P1"><text:span text:style-name="T2">Because for the first time, Orklin was not merely dangerous.</text:span></text:p>
      <text:p text:style-name="P1"><text:span text:style-name="T2"/></text:p>
      <text:p text:style-name="P1"><text:span text:style-name="T2">It was advancing.</text:span></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